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fbd" officeooo:paragraph-rsid="0000af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w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 LibreOffice_project/54c8cbb85f300ac59db32fe8a675ff7683cd5a16</meta:generator>
    <dc:date>2024-02-05T16:44:26.063000000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